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2-13">
            <text:p>13/02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5">
            <text:p>55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540">
            <text:p>1,540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25">
            <text:p>0.25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539.75">
            <text:p>1,539.75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2-08">
            <text:p>08/02/2023</text:p>
          </table:table-cell>
          <table:table-cell table:style-name="ce20" office:value-type="date" office:date-value="2023-02-13">
            <text:p>13/02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2-08">
            <text:p>08/02/2023</text:p>
          </table:table-cell>
          <table:table-cell table:style-name="ce20" office:value-type="date" office:date-value="2023-02-14">
            <text:p>14/02/2023</text:p>
          </table:table-cell>
          <table:table-cell table:style-name="ce28"/>
          <table:table-cell table:style-name="ce34"/>
          <table:table-cell table:style-name="ce39" office:value-type="float" office:value="432.65">
            <text:p>432.65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2-08">
            <text:p>08/02/2023</text:p>
          </table:table-cell>
          <table:table-cell table:style-name="ce20" office:value-type="date" office:date-value="2023-02-14">
            <text:p>14/02/2023</text:p>
          </table:table-cell>
          <table:table-cell table:style-name="ce28"/>
          <table:table-cell table:style-name="ce34"/>
          <table:table-cell table:style-name="ce39" office:value-type="float" office:value="588.92">
            <text:p>588.92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2-08">
            <text:p>08/02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2-08">
            <text:p>08/02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432.65">
            <text:p>432.65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2-08">
            <text:p>08/02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588.92">
            <text:p>588.92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540">
            <text:p>1,540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08/02/2023</text:date>, <text:time>14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8T14:34:54.45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